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rsid="000a42b7" officeooo:paragraph-rsid="001e2c83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text-properties style:font-name="Times New Roman" officeooo:rsid="001e2c83" officeooo:paragraph-rsid="001e2c83"/>
    </style:style>
    <style:style style:name="P7" style:family="paragraph" style:parent-style-name="Table_20_Contents">
      <style:text-properties style:font-name="Times New Roman" officeooo:rsid="0021c4f6" officeooo:paragraph-rsid="0021c4f6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2c83" style:font-size-asian="12pt" style:font-size-complex="12pt"/>
    </style:style>
    <style:style style:name="P9" style:family="paragraph" style:parent-style-name="Azione_20_attore" style:list-style-name="Numerazione_20_UC">
      <style:text-properties style:font-name="Times New Roman"/>
    </style:style>
    <style:style style:name="P10" style:family="paragraph" style:parent-style-name="Azione_20_attore" style:list-style-name="Numerazione_20_UC">
      <style:text-properties style:font-name="Times New Roman" officeooo:paragraph-rsid="001e2c83"/>
    </style:style>
    <style:style style:name="P11" style:family="paragraph" style:parent-style-name="Azione_20_attore" style:list-style-name="Numerazione_20_UC">
      <style:text-properties style:font-name="Times New Roman" fo:font-size="11pt" fo:font-style="normal" fo:font-weight="normal" officeooo:rsid="001e2c83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Azione_20_sistema">
      <style:text-properties style:font-name="Times New Roman"/>
    </style:style>
    <style:style style:name="P13" style:family="paragraph" style:parent-style-name="Azione_20_sistema">
      <style:text-properties style:font-name="Times New Roman" officeooo:rsid="001e2c83" officeooo:paragraph-rsid="001e2c83"/>
    </style:style>
    <style:style style:name="T1" style:family="text">
      <style:text-properties officeooo:rsid="001e2c83"/>
    </style:style>
    <style:style style:name="T2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Arial"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deve accedere al sistema ed essere riconosciuto come <text:span text:style-name="T1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243801" text:style-name="Numerazione_20_UC">
              <text:list-item>
                <text:p text:style-name="P9"><text:span text:style-name="T5"><text:s/></text:span><text:span text:style-name="T1">I</text:span>l responsabile scientifico accede all'area per la modifica dei dati del tirocinante.</text:p>
              </text:list-item>
              <text:list-item>
                <text:p text:style-name="P12">Il sistema risponde aprendo la pagina relativa ai dati del tirocinante.</text:p>
              </text:list-item>
              <text:list-item>
                <text:p text:style-name="P10"><text:s/><text:span text:style-name="T1">Il responsabile scientifico visualizza l'area, e</text:span><text:span text:style-name="T6">ffettua le modifiche </text:span><text:span text:style-name="T7">e conferma.</text:span></text:p>
              </text:list-item>
              <text:list-item>
                <text:p text:style-name="P13">Il sistema riceve la form riguardante le modifiche ed effettua i cambiamenti nel database.</text:p>
              </text:list-item>
              <text:list-item>
                <text:p text:style-name="P13"><text:s/>Il sistema invia un messaggio di avvenuta modifica al responsabile.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responsabile scientifico riceve il messaggio di avvenuta modifica ed esce dal sistem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233525" text:style-name="L1">
              <text:list-item>
                <text:p text:style-name="P4"><text:span text:style-name="T1">Il responsabile scientific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responsabile scientifico deve visualizzare il profilo da modificare in 20 secondi, la finestra d'avvenuta modifica <text:s/>e la finestra d'errore entro 20 secondi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7</meta:editing-cycles>
    <meta:generator>LibreOffice/3.6$Windows_x86 LibreOffice_project/da8c1e6-fd468f4-454e206-f42a4a9-143cfd</meta:generator>
    <dc:date>2012-10-24T11:11:56.54</dc:date>
    <meta:document-statistic meta:table-count="1" meta:image-count="0" meta:object-count="0" meta:page-count="1" meta:paragraph-count="20" meta:word-count="147" meta:character-count="1033" meta:non-whitespace-character-count="908"/>
  </office:meta>
</office:document-meta>
</file>